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4:54:00.888419123</meta:creation-date>
    <meta:editing-cycles>1</meta:editing-cycles>
    <meta:editing-duration>PT1M59S</meta:editing-duration>
    <dc:date>2023-11-24T14:55:58.680944421</dc:date>
    <meta:document-statistic meta:table-count="0" meta:image-count="0" meta:object-count="0" meta:page-count="1" meta:paragraph-count="0" meta:word-count="0" meta:character-count="0" meta:non-whitespace-character-count="0"/>
    <meta:generator>LibreOffice/7.6.2.1$Linux_X86_64 LibreOffice_project/60$Build-1</meta:generator>
    <meta:user-defined meta:name="Phase">Testphase</meta:user-defined>
    <meta:user-defined meta:name="Schritt">Testschritt</meta:user-defined>
    <meta:user-defined meta:name="Tags">1,2,3</meta:user-defined>
  </office:meta>
</office:document-meta>
</file>